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A tools for python for content SOA</text:p>
      <text:list xml:id="list42327250" text:style-name="L1">
        <text:list-item>
          <text:p text:style-name="P1">wordpress (XML-RPC)</text:p>
        </text:list-item>
        <text:list-item>
          <text:p text:style-name="P1">joomla</text:p>
        </text:list-item>
        <text:list-item>
          <text:p text:style-name="P1">mediawiki</text:p>
        </text:list-item>
        <text:list-item>
          <text:p text:style-name="P1">dokuwiki</text:p>
        </text:list-item>
        <text:list-item>
          <text:p text:style-name="P1">OpenERP (XML-RPC)</text:p>
        </text:list-item>
        <text:list-item>
          <text:p text:style-name="P1">Alfresco</text:p>
        </text:list-item>
      </text:list>
      <text:p text:style-name="Standard">Github</text:p>
      <text:p text:style-name="Standard"/>
      <text:p text:style-name="Standard">python -c "__name__"</text:p>
      <text:p text:style-name="Standard">python --version</text:p>
      <text:p text:style-name="Standard"/>
      <text:p text:style-name="Standard">Docopt, argparse, optpars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M37S</meta:editing-duration>
    <meta:editing-cycles>5</meta:editing-cycles>
    <meta:generator>OpenOffice.org/3.3$Win32 OpenOffice.org_project/330m20$Build-9567</meta:generator>
    <dc:date>2013-03-14T22:32:00.44</dc:date>
    <dc:creator>Chayapan Khannabha</dc:creator>
    <meta:document-statistic meta:table-count="0" meta:image-count="0" meta:object-count="0" meta:page-count="1" meta:paragraph-count="11" meta:word-count="31" meta:character-count="177"/>
    <meta:user-defined meta:name="Info 1"/>
    <meta:user-defined meta:name="Info 2"/>
    <meta:user-defined meta:name="Info 3"/>
    <meta:user-defined meta:name="Info 4"/>
  </office:meta>
</office:document-meta>
</file>